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naire de données</text:p>
      <text:p text:style-name="P2">Demographic-symptom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Nom des colonnes</text:p>
          </table:table-cell>
          <table:table-cell table:style-name="Tableau1.A1" office:value-type="string">
            <text:p text:style-name="P3">type</text:p>
          </table:table-cell>
          <table:table-cell table:style-name="Tableau1.C1" office:value-type="string">
            <text:p text:style-name="P3">définition</text:p>
          </table:table-cell>
        </table:table-row>
        <table:table-row>
          <table:table-cell table:style-name="Tableau1.A2" office:value-type="string">
            <text:p text:style-name="P2">Database-Id</text:p>
          </table:table-cell>
          <table:table-cell table:style-name="Tableau1.A2" office:value-type="string">
            <text:p text:style-name="P3">alphanumérique</text:p>
          </table:table-cell>
          <table:table-cell table:style-name="Tableau1.C2" office:value-type="string">
            <text:p text:style-name="P3">Numéro identifiant l'individu</text:p>
          </table:table-cell>
        </table:table-row>
        <table:table-row>
          <table:table-cell table:style-name="Tableau1.A2" office:value-type="string">
            <text:p text:style-name="P2">Batch</text:p>
            <text:p text:style-name="P2"/>
          </table:table-cell>
          <table:table-cell table:style-name="Tableau1.A2" office:value-type="string">
            <text:p text:style-name="P3">alphanumérique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age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sex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Diag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rimaryDiagnosis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hs-CRP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shaps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sqi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denial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emoabuse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emoneglect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physabuse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physneglect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sexabuse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tq_score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madrs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hamd_hamd17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hamd_hamd21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hama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tension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depression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anger</text:p>
            <text:p text:style-name="P2"><text:soft-page-break/>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fatigu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friendliness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confusion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vigour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oms_score_tmd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qids_sleep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qids_appetite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qids_psychomotor_score</text:p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qids_score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tci_coop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Coopération (cooperativeness : C)</text:p>
          </table:table-cell>
        </table:table-row>
        <table:table-row>
          <table:table-cell table:style-name="Tableau1.A2" office:value-type="string">
            <text:p text:style-name="P2">tci_harmavoid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Evitement du danger (Harm Aviodance : HA)</text:p>
          </table:table-cell>
        </table:table-row>
        <table:table-row>
          <table:table-cell table:style-name="Tableau1.A2" office:value-type="string">
            <text:p text:style-name="P2">tci_noveltyseek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Recherche de nouveauté (Novelty Seeking : NS)</text:p>
            <text:p text:style-name="P3">score brut (min : 0 ; max : 4710)</text:p>
          </table:table-cell>
        </table:table-row>
        <table:table-row>
          <table:table-cell table:style-name="Tableau1.A2" office:value-type="string">
            <text:p text:style-name="P2">tci_persistence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Persistance (Persistence : P)</text:p>
            <text:p text:style-name="P3">score brut (min : 0 ; max : 894)</text:p>
          </table:table-cell>
        </table:table-row>
        <table:table-row>
          <table:table-cell table:style-name="Tableau1.A2" office:value-type="string">
            <text:p text:style-name="P2">tci_rewarddep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Dépendance à la récompense (Reward Dependance : RD)</text:p>
            <text:p text:style-name="P3">score brut (min : 0 ; max : 2664)</text:p>
          </table:table-cell>
        </table:table-row>
        <table:table-row>
          <table:table-cell table:style-name="Tableau1.A2" office:value-type="string">
            <text:p text:style-name="P2">tci_selfdirect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Détermination (Self-Directedness : SD)</text:p>
            <text:p text:style-name="P3">score brut (min : 0 ; max : 5099)</text:p>
          </table:table-cell>
        </table:table-row>
        <table:table-row>
          <table:table-cell table:style-name="Tableau1.A2" office:value-type="string">
            <text:p text:style-name="P2">tci_selftranscend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Transcendance (Self-Transcendence : ST)</text:p>
            <text:p text:style-name="P3">score brut (min : 0 ; max : 3727)</text:p>
          </table:table-cell>
        </table:table-row>
        <table:table-row>
          <table:table-cell table:style-name="Tableau1.A2" office:value-type="string">
            <text:p text:style-name="P2">tci_impulsivity_score</text:p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Impulsvité</text:p>
            <text:p text:style-name="P3">(facette 2 de la dimension NS)</text:p>
            <text:p text:style-name="P3">score brut (min : 0 ; max : 1156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12T14:01:50.08</meta:creation-date>
    <dc:date>2020-04-16T13:35:22.58</dc:date>
    <dc:creator>Nassima Beddar</dc:creator>
    <meta:editing-duration>PT4H11M49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2" meta:paragraph-count="71" meta:word-count="161" meta:character-count="1299"/>
  </office:meta>
</office:document-meta>
</file>